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7.39mm"/>
    </style:style>
    <style:style style:name="co2" style:family="table-column">
      <style:table-column-properties fo:break-before="auto" style:column-width="24.27mm"/>
    </style:style>
    <style:style style:name="co3" style:family="table-column">
      <style:table-column-properties fo:break-before="auto" style:column-width="27.23mm"/>
    </style:style>
    <style:style style:name="co4" style:family="table-column">
      <style:table-column-properties fo:break-before="auto" style:column-width="26.25mm"/>
    </style:style>
    <style:style style:name="co5" style:family="table-column">
      <style:table-column-properties fo:break-before="auto" style:column-width="28.47mm"/>
    </style:style>
    <style:style style:name="co6" style:family="table-column">
      <style:table-column-properties fo:break-before="auto" style:column-width="30.94mm"/>
    </style:style>
    <style:style style:name="co7" style:family="table-column">
      <style:table-column-properties fo:break-before="auto" style:column-width="22.52mm"/>
    </style:style>
    <style:style style:name="co8" style:family="table-column">
      <style:table-column-properties fo:break-before="auto" style:column-width="12.38mm"/>
    </style:style>
    <style:style style:name="co9" style:family="table-column">
      <style:table-column-properties fo:break-before="auto" style:column-width="19.81mm"/>
    </style:style>
    <style:style style:name="co10" style:family="table-column">
      <style:table-column-properties fo:break-before="auto" style:column-width="9.15mm"/>
    </style:style>
    <style:style style:name="co11" style:family="table-column">
      <style:table-column-properties fo:break-before="auto" style:column-width="162.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 office:value-type="string" calcext:value-type="string">
            <text:p>Subsystem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Bus</text:p>
          </table:table-cell>
          <table:table-cell table:style-name="ce1" office:value-type="string" calcext:value-type="string">
            <text:p>Peripheral</text:p>
          </table:table-cell>
          <table:table-cell table:style-name="ce1" office:value-type="string" calcext:value-type="string">
            <text:p>TR20 Signal</text:p>
          </table:table-cell>
          <table:table-cell table:style-name="ce1" office:value-type="string" calcext:value-type="string">
            <text:p>ESP32 Signal</text:p>
          </table:table-cell>
          <table:table-cell table:style-name="ce1" office:value-type="string" calcext:value-type="string">
            <text:p>ESP32 Mux</text:p>
          </table:table-cell>
          <table:table-cell table:style-name="ce1" office:value-type="string" calcext:value-type="string">
            <text:p>GPIO</text:p>
          </table:table-cell>
          <table:table-cell table:style-name="ce1" office:value-type="string" calcext:value-type="string">
            <text:p>WROVER</text:p>
          </table:table-cell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2"/>
          <table:table-cell/>
        </table:table-row>
        <table:table-row table:style-name="ro1">
          <table:table-cell table:style-name="ce4" office:value-type="string" calcext:value-type="string">
            <text:p>External memory bus</text:p>
          </table:table-cell>
          <table:table-cell table:style-name="ce4"/>
          <table:table-cell table:style-name="ce4" office:value-type="string" calcext:value-type="string">
            <text:p>SPI</text:p>
          </table:table-cell>
          <table:table-cell table:style-name="ce4" office:value-type="string" calcext:value-type="string">
            <text:p>SPI0</text:p>
          </table:table-cell>
          <table:table-cell table:style-name="ce4" office:value-type="string" calcext:value-type="string">
            <text:p>nc</text:p>
          </table:table-cell>
          <table:table-cell table:style-name="ce4"/>
          <table:table-cell table:style-name="ce6" office:value-type="string" calcext:value-type="string">
            <text:p>IO_MUX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15"/>
          <table:table-cell table:style-name="ce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SPI</text:p>
          </table:table-cell>
          <table:table-cell table:style-name="ce4" office:value-type="string" calcext:value-type="string">
            <text:p>SPI0</text:p>
          </table:table-cell>
          <table:table-cell table:style-name="ce4" office:value-type="string" calcext:value-type="string">
            <text:p>nc</text:p>
          </table:table-cell>
          <table:table-cell table:style-name="ce4"/>
          <table:table-cell table:style-name="ce6" office:value-type="string" calcext:value-type="string">
            <text:p>IO_MUX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1015"/>
          <table:table-cell table:style-name="ce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SPI</text:p>
          </table:table-cell>
          <table:table-cell table:style-name="ce4" office:value-type="string" calcext:value-type="string">
            <text:p>SPI0</text:p>
          </table:table-cell>
          <table:table-cell table:style-name="ce4" office:value-type="string" calcext:value-type="string">
            <text:p>nc</text:p>
          </table:table-cell>
          <table:table-cell table:style-name="ce4"/>
          <table:table-cell table:style-name="ce6" office:value-type="string" calcext:value-type="string">
            <text:p>IO_MUX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15"/>
          <table:table-cell table:style-name="ce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SPI</text:p>
          </table:table-cell>
          <table:table-cell table:style-name="ce4" office:value-type="string" calcext:value-type="string">
            <text:p>SPI0</text:p>
          </table:table-cell>
          <table:table-cell table:style-name="ce4" office:value-type="string" calcext:value-type="string">
            <text:p>nc</text:p>
          </table:table-cell>
          <table:table-cell table:style-name="ce4"/>
          <table:table-cell table:style-name="ce6" office:value-type="string" calcext:value-type="string">
            <text:p>IO_MUX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1015"/>
          <table:table-cell table:style-name="ce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SPI</text:p>
          </table:table-cell>
          <table:table-cell table:style-name="ce4" office:value-type="string" calcext:value-type="string">
            <text:p>SPI0</text:p>
          </table:table-cell>
          <table:table-cell table:style-name="ce4" office:value-type="string" calcext:value-type="string">
            <text:p>nc</text:p>
          </table:table-cell>
          <table:table-cell table:style-name="ce4"/>
          <table:table-cell table:style-name="ce6" office:value-type="string" calcext:value-type="string">
            <text:p>IO_MUX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1015"/>
          <table:table-cell table:style-name="ce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SPI</text:p>
          </table:table-cell>
          <table:table-cell table:style-name="ce4" office:value-type="string" calcext:value-type="string">
            <text:p>SPI0</text:p>
          </table:table-cell>
          <table:table-cell table:style-name="ce4" office:value-type="string" calcext:value-type="string">
            <text:p>nc</text:p>
          </table:table-cell>
          <table:table-cell table:style-name="ce4"/>
          <table:table-cell table:style-name="ce6" office:value-type="string" calcext:value-type="string">
            <text:p>IO_MUX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1015"/>
          <table:table-cell table:style-name="ce6"/>
        </table:table-row>
        <table:table-row table:style-name="ro1" table:number-rows-repeated="2">
          <table:table-cell table:style-name="ce2" table:number-columns-repeated="8"/>
          <table:table-cell/>
          <table:table-cell table:style-name="ce2" table:number-columns-repeated="1014"/>
          <table:table-cell/>
        </table:table-row>
        <table:table-row table:style-name="ro1">
          <table:table-cell office:value-type="string" calcext:value-type="string">
            <text:p>Display</text:p>
          </table:table-cell>
          <table:table-cell office:value-type="string" calcext:value-type="string">
            <text:p>GDEH029A1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PI3 (VSPI)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VSPID</text:p>
          </table:table-cell>
          <table:table-cell office:value-type="string" calcext:value-type="string">
            <text:p>IO_MUX</text:p>
          </table:table-cell>
          <table:table-cell office:value-type="float" office:value="23" calcext:value-type="float">
            <text:p>23</text:p>
          </table:table-cell>
          <table:table-cell table:formula="of:=INDEX([.$D$54:.$D$77];MATCH([.H10];[.$A$54:.$A$77]))"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PI</text:p>
          </table:table-cell>
          <table:table-cell office:value-type="string" calcext:value-type="string">
            <text:p>SPI3 (VSPI)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VSPICLK</text:p>
          </table:table-cell>
          <table:table-cell office:value-type="string" calcext:value-type="string">
            <text:p>IO_MUX</text:p>
          </table:table-cell>
          <table:table-cell office:value-type="float" office:value="18" calcext:value-type="float">
            <text:p>18</text:p>
          </table:table-cell>
          <table:table-cell table:formula="of:=INDEX([.$D$54:.$D$77];MATCH([.H11];[.$A$54:.$A$77]))"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GPIO?</text:p>
          </table:table-cell>
          <table:table-cell office:value-type="string" calcext:value-type="string">
            <text:p>!CS</text:p>
          </table:table-cell>
          <table:table-cell office:value-type="string" calcext:value-type="string">
            <text:p>VSPICS0</text:p>
          </table:table-cell>
          <table:table-cell office:value-type="string" calcext:value-type="string">
            <text:p>GPIO</text:p>
          </table:table-cell>
          <table:table-cell table:style-name="ce7" office:value-type="float" office:value="19" calcext:value-type="float">
            <text:p>19</text:p>
          </table:table-cell>
          <table:table-cell table:formula="of:=INDEX([.$D$54:.$D$77];MATCH([.H12];[.$A$54:.$A$77]))" office:value-type="float" office:value="31" calcext:value-type="float">
            <text:p>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ooks like we’re driving this manually in the display driver, not using the SPI peripheral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!DC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27" calcext:value-type="float">
            <text:p>27</text:p>
          </table:table-cell>
          <table:table-cell table:formula="of:=INDEX([.$D$54:.$D$77];MATCH([.H13];[.$A$54:.$A$77]))"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BUSY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13" calcext:value-type="float">
            <text:p>13</text:p>
          </table:table-cell>
          <table:table-cell table:formula="of:=INDEX([.$D$54:.$D$77];MATCH([.H14];[.$A$54:.$A$77]))" office:value-type="float" office:value="16" calcext:value-type="float">
            <text:p>16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IO0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0" calcext:value-type="float">
            <text:p>0</text:p>
          </table:table-cell>
          <table:table-cell table:formula="of:=INDEX([.$D$54:.$D$77];MATCH([.H15];[.$A$54:.$A$77]))"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!RES reset line on display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uch</text:p>
          </table:table-cell>
          <table:table-cell office:value-type="string" calcext:value-type="string">
            <text:p>IQS550</text:p>
          </table:table-cell>
          <table:table-cell table:number-columns-repeated="2" office:value-type="string" calcext:value-type="string">
            <text:p>I2C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I2CEXT0_SDA</text:p>
          </table:table-cell>
          <table:table-cell office:value-type="string" calcext:value-type="string">
            <text:p>GPIO</text:p>
          </table:table-cell>
          <table:table-cell office:value-type="float" office:value="4" calcext:value-type="float">
            <text:p>4</text:p>
          </table:table-cell>
          <table:table-cell table:formula="of:=INDEX([.$D$54:.$D$77];MATCH([.H17];[.$A$54:.$A$77]))" office:value-type="float" office:value="26" calcext:value-type="float">
            <text:p>26</text:p>
          </table:table-cell>
          <table:table-cell office:value-type="string" calcext:value-type="string">
            <text:p>io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2C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I2CEXT0_SCL</text:p>
          </table:table-cell>
          <table:table-cell office:value-type="string" calcext:value-type="string">
            <text:p>GPIO</text:p>
          </table:table-cell>
          <table:table-cell office:value-type="float" office:value="5" calcext:value-type="float">
            <text:p>5</text:p>
          </table:table-cell>
          <table:table-cell table:formula="of:=INDEX([.$D$54:.$D$77];MATCH([.H18];[.$A$54:.$A$77]))"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IQ_INT</text:p>
          </table:table-cell>
          <table:table-cell/>
          <table:table-cell office:value-type="string" calcext:value-type="string">
            <text:p>GPIO</text:p>
          </table:table-cell>
          <table:table-cell table:style-name="ce7" office:value-type="float" office:value="36" calcext:value-type="float">
            <text:p>36</text:p>
          </table:table-cell>
          <table:table-cell table:formula="of:=INDEX([.$D$54:.$D$77];MATCH([.H19];[.$A$54:.$A$77]))"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apti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2C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Joystick / Buttons</text:p>
          </table:table-cell>
          <table:table-cell office:value-type="string" calcext:value-type="string">
            <text:p>PCA9555</text:p>
          </table:table-cell>
          <table:table-cell table:number-columns-repeated="2" office:value-type="string" calcext:value-type="string">
            <text:p>I2C</text:p>
          </table:table-cell>
          <table:table-cell office:value-type="string" calcext:value-type="string">
            <text:p>SDA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4" calcext:value-type="float">
            <text:p>4</text:p>
          </table:table-cell>
          <table:table-cell table:formula="of:=INDEX([.$D$54:.$D$77];MATCH([.H24];[.$A$54:.$A$77]))" office:value-type="float" office:value="26" calcext:value-type="float">
            <text:p>26</text:p>
          </table:table-cell>
          <table:table-cell office:value-type="string" calcext:value-type="string">
            <text:p>io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2C</text:p>
          </table:table-cell>
          <table:table-cell office:value-type="string" calcext:value-type="string">
            <text:p>SCL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5" calcext:value-type="float">
            <text:p>5</text:p>
          </table:table-cell>
          <table:table-cell table:formula="of:=INDEX([.$D$54:.$D$77];MATCH([.H25];[.$A$54:.$A$77]))"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BTN_INT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39" calcext:value-type="float">
            <text:p>39</text:p>
          </table:table-cell>
          <table:table-cell table:formula="of:=INDEX([.$D$54:.$D$77];MATCH([.H26];[.$A$54:.$A$77]))"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B-serial</text:p>
          </table:table-cell>
          <table:table-cell office:value-type="string" calcext:value-type="string">
            <text:p>CP2102N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UART0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U0TXD</text:p>
          </table:table-cell>
          <table:table-cell office:value-type="string" calcext:value-type="string">
            <text:p>IO_MUX</text:p>
          </table:table-cell>
          <table:table-cell office:value-type="float" office:value="1" calcext:value-type="float">
            <text:p>1</text:p>
          </table:table-cell>
          <table:table-cell table:formula="of:=INDEX([.$D$54:.$D$77];MATCH([.H28];[.$A$54:.$A$77]))" office:value-type="float" office:value="35" calcext:value-type="float">
            <text:p>35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UART</text:p>
          </table:table-cell>
          <table:table-cell office:value-type="string" calcext:value-type="string">
            <text:p>UART0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U0RXD</text:p>
          </table:table-cell>
          <table:table-cell office:value-type="string" calcext:value-type="string">
            <text:p>IO_MUX</text:p>
          </table:table-cell>
          <table:table-cell office:value-type="float" office:value="3" calcext:value-type="float">
            <text:p>3</text:p>
          </table:table-cell>
          <table:table-cell table:formula="of:=INDEX([.$D$54:.$D$77];MATCH([.H29];[.$A$54:.$A$77]))" office:value-type="float" office:value="34" calcext:value-type="float">
            <text:p>34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PCM5100A</text:p>
          </table:table-cell>
          <table:table-cell office:value-type="string" calcext:value-type="string">
            <text:p>I2S</text:p>
          </table:table-cell>
          <table:table-cell office:value-type="string" calcext:value-type="string">
            <text:p>I2S0</text:p>
          </table:table-cell>
          <table:table-cell office:value-type="string" calcext:value-type="string">
            <text:p>I2S_SD</text:p>
          </table:table-cell>
          <table:table-cell/>
          <table:table-cell office:value-type="string" calcext:value-type="string">
            <text:p>GPIO</text:p>
          </table:table-cell>
          <table:table-cell table:style-name="ce7" office:value-type="float" office:value="25" calcext:value-type="float">
            <text:p>25</text:p>
          </table:table-cell>
          <table:table-cell table:formula="of:=INDEX([.$D$54:.$D$77];MATCH([.H31];[.$A$54:.$A$77]))"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y pin can be used, but let’s use 25 and 26 because they are the DAC1,2 output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I2S</text:p>
          </table:table-cell>
          <table:table-cell office:value-type="string" calcext:value-type="string">
            <text:p>I2S0</text:p>
          </table:table-cell>
          <table:table-cell office:value-type="string" calcext:value-type="string">
            <text:p>I2S_SCK</text:p>
          </table:table-cell>
          <table:table-cell/>
          <table:table-cell office:value-type="string" calcext:value-type="string">
            <text:p>GPIO</text:p>
          </table:table-cell>
          <table:table-cell table:style-name="ce7" office:value-type="float" office:value="26" calcext:value-type="float">
            <text:p>26</text:p>
          </table:table-cell>
          <table:table-cell table:formula="of:=INDEX([.$D$54:.$D$77];MATCH([.H32];[.$A$54:.$A$77]))"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 we have the option of switching to internal DAC later…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I2S</text:p>
          </table:table-cell>
          <table:table-cell office:value-type="string" calcext:value-type="string">
            <text:p>I2S0</text:p>
          </table:table-cell>
          <table:table-cell office:value-type="string" calcext:value-type="string">
            <text:p>I2S_WS</text:p>
          </table:table-cell>
          <table:table-cell/>
          <table:table-cell office:value-type="string" calcext:value-type="string">
            <text:p>GPIO</text:p>
          </table:table-cell>
          <table:table-cell table:style-name="ce7" office:value-type="float" office:value="12" calcext:value-type="float">
            <text:p>12</text:p>
          </table:table-cell>
          <table:table-cell table:formula="of:=INDEX([.$D$54:.$D$77];MATCH([.H33];[.$A$54:.$A$77]))"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CC1200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PI2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VSPID</text:p>
          </table:table-cell>
          <table:table-cell office:value-type="string" calcext:value-type="string">
            <text:p>IO_MUX</text:p>
          </table:table-cell>
          <table:table-cell table:style-name="ce7" office:value-type="float" office:value="23" calcext:value-type="float">
            <text:p>23</text:p>
          </table:table-cell>
          <table:table-cell table:formula="of:=INDEX([.$D$54:.$D$77];MATCH([.H35];[.$A$54:.$A$77]))"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onnecting to the same SPI bus as the display, so we have enough pins free for SD ca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PI</text:p>
          </table:table-cell>
          <table:table-cell office:value-type="string" calcext:value-type="string">
            <text:p>SPI2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VSPIQ</text:p>
          </table:table-cell>
          <table:table-cell office:value-type="string" calcext:value-type="string">
            <text:p>GPIO</text:p>
          </table:table-cell>
          <table:table-cell table:style-name="ce7" office:value-type="float" office:value="35" calcext:value-type="float">
            <text:p>35</text:p>
          </table:table-cell>
          <table:table-cell table:formula="of:=INDEX([.$D$54:.$D$77];MATCH([.H36];[.$A$54:.$A$77]))" office:value-type="float" office:value="7" calcext:value-type="float">
            <text:p>7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PI</text:p>
          </table:table-cell>
          <table:table-cell office:value-type="string" calcext:value-type="string">
            <text:p>SPI2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VSPICLK</text:p>
          </table:table-cell>
          <table:table-cell office:value-type="string" calcext:value-type="string">
            <text:p>IO_MUX</text:p>
          </table:table-cell>
          <table:table-cell table:style-name="ce7" office:value-type="float" office:value="18" calcext:value-type="float">
            <text:p>18</text:p>
          </table:table-cell>
          <table:table-cell table:formula="of:=INDEX([.$D$54:.$D$77];MATCH([.H37];[.$A$54:.$A$77]))"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PI</text:p>
          </table:table-cell>
          <table:table-cell office:value-type="string" calcext:value-type="string">
            <text:p>SPI2</text:p>
          </table:table-cell>
          <table:table-cell office:value-type="string" calcext:value-type="string">
            <text:p>CC_CS</text:p>
          </table:table-cell>
          <table:table-cell office:value-type="string" calcext:value-type="string">
            <text:p>VSPICS1</text:p>
          </table:table-cell>
          <table:table-cell office:value-type="string" calcext:value-type="string">
            <text:p>GPIO</text:p>
          </table:table-cell>
          <table:table-cell table:style-name="ce7" office:value-type="float" office:value="21" calcext:value-type="float">
            <text:p>21</text:p>
          </table:table-cell>
          <table:table-cell table:formula="of:=INDEX([.$D$54:.$D$77];MATCH([.H38];[.$A$54:.$A$77]))" office:value-type="float" office:value="33" calcext:value-type="float">
            <text:p>33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CC_INT</text:p>
          </table:table-cell>
          <table:table-cell/>
          <table:table-cell office:value-type="string" calcext:value-type="string">
            <text:p>GPIO</text:p>
          </table:table-cell>
          <table:table-cell table:style-name="ce7" office:value-type="float" office:value="34" calcext:value-type="float">
            <text:p>34</text:p>
          </table:table-cell>
          <table:table-cell table:formula="of:=INDEX([.$D$54:.$D$77];MATCH([.H39];[.$A$54:.$A$77]))"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D card</text:p>
          </table:table-cell>
          <table:table-cell/>
          <table:table-cell office:value-type="string" calcext:value-type="string">
            <text:p>SD 1-bit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IO2_SD_DAT0</text:p>
          </table:table-cell>
          <table:table-cell office:value-type="string" calcext:value-type="string">
            <text:p>SD_DATA0</text:p>
          </table:table-cell>
          <table:table-cell office:value-type="string" calcext:value-type="string">
            <text:p>IO_MUX</text:p>
          </table:table-cell>
          <table:table-cell office:value-type="float" office:value="2" calcext:value-type="float">
            <text:p>2</text:p>
          </table:table-cell>
          <table:table-cell table:formula="of:=INDEX([.$D$54:.$D$77];MATCH([.H41];[.$A$54:.$A$77]))" office:value-type="float" office:value="24" calcext:value-type="float">
            <text:p>24</text:p>
          </table:table-cell>
          <table:table-cell office:value-type="string" calcext:value-type="string">
            <text:p>io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D 1-bit</text:p>
          </table:table-cell>
          <table:table-cell office:value-type="string" calcext:value-type="string">
            <text:p>SD</text:p>
          </table:table-cell>
          <table:table-cell table:number-columns-repeated="2" office:value-type="string" calcext:value-type="string">
            <text:p>SD_CMD</text:p>
          </table:table-cell>
          <table:table-cell office:value-type="string" calcext:value-type="string">
            <text:p>IO_MUX</text:p>
          </table:table-cell>
          <table:table-cell office:value-type="float" office:value="15" calcext:value-type="float">
            <text:p>15</text:p>
          </table:table-cell>
          <table:table-cell table:formula="of:=INDEX([.$D$54:.$D$77];MATCH([.H42];[.$A$54:.$A$77]))"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D 1-bit</text:p>
          </table:table-cell>
          <table:table-cell office:value-type="string" calcext:value-type="string">
            <text:p>SD</text:p>
          </table:table-cell>
          <table:table-cell table:number-columns-repeated="2" office:value-type="string" calcext:value-type="string">
            <text:p>SD_CLK</text:p>
          </table:table-cell>
          <table:table-cell office:value-type="string" calcext:value-type="string">
            <text:p>IO_MUX</text:p>
          </table:table-cell>
          <table:table-cell office:value-type="float" office:value="14" calcext:value-type="float">
            <text:p>14</text:p>
          </table:table-cell>
          <table:table-cell table:formula="of:=INDEX([.$D$54:.$D$77];MATCH([.H43];[.$A$54:.$A$77]))"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2kHz crystal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32K_XN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INDEX([.$D$54:.$D$77];MATCH([.H45];[.$A$54:.$A$77]))"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32K_XP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INDEX([.$D$54:.$D$77];MATCH([.H46];[.$A$54:.$A$77]))"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D’s</text:p>
          </table:table-cell>
          <table:table-cell office:value-type="string" calcext:value-type="string">
            <text:p>WS2812?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LED_DIN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22" calcext:value-type="float">
            <text:p>22</text:p>
          </table:table-cell>
          <table:table-cell table:formula="of:=INDEX([.$D$54:.$D$77];MATCH([.H48];[.$A$54:.$A$77]))" office:value-type="float" office:value="36" calcext:value-type="float">
            <text:p>36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1" office:value-type="string" calcext:value-type="string">
            <text:p>ESP usable GPIOS</text:p>
          </table:table-cell>
          <table:table-cell table:style-name="ce1" office:value-type="string" calcext:value-type="string">
            <text:p>Input only</text:p>
          </table:table-cell>
          <table:table-cell table:style-name="ce1" office:value-type="string" calcext:value-type="string">
            <text:p>Used by</text:p>
          </table:table-cell>
          <table:table-cell table:style-name="ce1" office:value-type="string" calcext:value-type="string">
            <text:p>WROVER pin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formula="of:=INDEX([.$E$2:.$E$50];MATCH([.A54];[.$H$2:.$H$49];0))" office:value-type="string" office:string-value="IO0" calcext:value-type="string">
            <text:p>IO0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INDEX([.$E$2:.$E$50];MATCH([.A55];[.$H$2:.$H$49];0))" office:value-type="string" office:string-value="TXD0" calcext:value-type="string">
            <text:p>TXD0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INDEX([.$E$2:.$E$50];MATCH([.A56];[.$H$2:.$H$49];0))" office:value-type="string" office:string-value="IO2_SD_DAT0" calcext:value-type="string">
            <text:p>IO2_SD_DAT0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INDEX([.$E$2:.$E$50];MATCH([.A57];[.$H$2:.$H$49];0))" office:value-type="string" office:string-value="RXD0" calcext:value-type="string">
            <text:p>RXD0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INDEX([.$E$2:.$E$50];MATCH([.A58];[.$H$2:.$H$49];0))" office:value-type="string" office:string-value="SDA" calcext:value-type="string">
            <text:p>SDA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INDEX([.$E$2:.$E$50];MATCH([.A59];[.$H$2:.$H$49];0))" office:value-type="string" office:string-value="SCL" calcext:value-type="string">
            <text:p>SCL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INDEX([.$E$2:.$E$50];MATCH([.A60];[.$H$2:.$H$49];0))" office:value-type="string" office:string-value="I2S_WS" calcext:value-type="string">
            <text:p>I2S_WS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INDEX([.$E$2:.$E$50];MATCH([.A61];[.$H$2:.$H$49];0))" office:value-type="string" office:string-value="BUSY" calcext:value-type="string">
            <text:p>BUSY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INDEX([.$E$2:.$E$50];MATCH([.A62];[.$H$2:.$H$49];0))" office:value-type="string" office:string-value="SD_CLK" calcext:value-type="string">
            <text:p>SD_CLK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INDEX([.$E$2:.$E$50];MATCH([.A63];[.$H$2:.$H$49];0))" office:value-type="string" office:string-value="SD_CMD" calcext:value-type="string">
            <text:p>SD_CMD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INDEX([.$E$2:.$E$50];MATCH([.A64];[.$H$2:.$H$49];0))" office:value-type="string" office:string-value="SCK" calcext:value-type="string">
            <text:p>SCK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INDEX([.$E$2:.$E$50];MATCH([.A65];[.$H$2:.$H$49];0))" office:value-type="string" office:string-value="!CS" calcext:value-type="string">
            <text:p>!CS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INDEX([.$E$2:.$E$50];MATCH([.A66];[.$H$2:.$H$49];0))" office:value-type="string" office:string-value="CC_CS" calcext:value-type="string">
            <text:p>CC_CS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INDEX([.$E$2:.$E$50];MATCH([.A67];[.$H$2:.$H$49];0))" office:value-type="string" office:string-value="LED_DIN" calcext:value-type="string">
            <text:p>LED_DIN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INDEX([.$E$2:.$E$50];MATCH([.A68];[.$H$2:.$H$49];0))" office:value-type="string" office:string-value="MOSI" calcext:value-type="string">
            <text:p>MOSI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INDEX([.$E$2:.$E$50];MATCH([.A69];[.$H$2:.$H$49];0))" office:value-type="string" office:string-value="I2S_SD" calcext:value-type="string">
            <text:p>I2S_SD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INDEX([.$E$2:.$E$50];MATCH([.A70];[.$H$2:.$H$49];0))" office:value-type="string" office:string-value="I2S_SCK" calcext:value-type="string">
            <text:p>I2S_SCK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INDEX([.$E$2:.$E$50];MATCH([.A71];[.$H$2:.$H$49];0))" office:value-type="string" office:string-value="!DC" calcext:value-type="string">
            <text:p>!DC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INDEX([.$E$2:.$E$50];MATCH([.A72];[.$H$2:.$H$49];0))" office:value-type="string" office:string-value="32K_XP" calcext:value-type="string">
            <text:p>32K_XP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INDEX([.$E$2:.$E$50];MATCH([.A73];[.$H$2:.$H$49];0))" office:value-type="string" office:string-value="32K_XN" calcext:value-type="string">
            <text:p>32K_XN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</text:p>
          </table:table-cell>
          <table:table-cell table:formula="of:=INDEX([.$E$2:.$E$50];MATCH([.A74];[.$H$2:.$H$49];0))" office:value-type="string" office:string-value="CC_INT" calcext:value-type="string">
            <text:p>CC_INT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</text:p>
          </table:table-cell>
          <table:table-cell table:formula="of:=INDEX([.$E$2:.$E$50];MATCH([.A75];[.$H$2:.$H$49];0))" office:value-type="string" office:string-value="MISO" calcext:value-type="string">
            <text:p>MISO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y</text:p>
          </table:table-cell>
          <table:table-cell table:formula="of:=INDEX([.$E$2:.$E$50];MATCH([.A76];[.$H$2:.$H$49];0))" office:value-type="string" office:string-value="IQ_INT" calcext:value-type="string">
            <text:p>IQ_INT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y</text:p>
          </table:table-cell>
          <table:table-cell table:formula="of:=INDEX([.$E$2:.$E$50];MATCH([.A77];[.$H$2:.$H$49];0))" office:value-type="string" office:string-value="BTN_INT" calcext:value-type="string">
            <text:p>BTN_INT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Default"/>
          <table:table-cell table:number-columns-repeated="1015"/>
        </table:table-row>
      </table:table>
      <table:named-expressions/>
      <table:database-ranges>
        <table:database-range table:name="__Anonymous_Sheet_DB__0" table:target-range-address="Sheet1.A54:Sheet1.B7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 style:data-style-name="N2" text:time-value="13:26:53.4575807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2:33:46.751607976</meta:creation-date>
    <dc:date>2019-09-26T20:23:47.856185304</dc:date>
    <meta:editing-duration>PT1H35M25S</meta:editing-duration>
    <meta:editing-cycles>19</meta:editing-cycles>
    <meta:generator>LibreOffice/6.2.4.2.0$Linux_X86_64 LibreOffice_project/20$Build-2</meta:generator>
    <meta:document-statistic meta:table-count="1" meta:cell-count="345" meta:object-count="0"/>
  </office:meta>
</office:document-meta>
</file>